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 Trial Limit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JSON Entry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d So the Adventure Begin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];&quot;&quot;&quot;: { &quot;&quot;id&quot;&quot;: &quot;; [.B2]; &quot;, &quot;&quot;name&quot;&quot;: &quot;&quot;&quot;; [.C2]; &quot;&quot;&quot;, &quot;&quot;timeLimit&quot;&quot;: &quot;; [.D2]; &quot; },&quot;; IF([.E2] = 0; &quot;//time limit needs testing&quot;; &quot;&quot;))" office:value-type="string" office:string-value="&quot;1-1&quot;: { &quot;id&quot;: 0x0, &quot;name&quot;: &quot;And So the Adventure Begins&quot;, &quot;timeLimit&quot;: 39 }," calcext:value-type="string">
            <text:p>"1-1": { "id": 0x0, "name": "And So the Adventure Begins", "timeLimit": 39 },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Underground Overgroun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];&quot;&quot;&quot;: { &quot;&quot;id&quot;&quot;: &quot;; [.B3]; &quot;, &quot;&quot;name&quot;&quot;: &quot;&quot;&quot;; [.C3]; &quot;&quot;&quot;, &quot;&quot;timeLimit&quot;&quot;: &quot;; [.D3]; &quot; },&quot;; IF([.E3] = 0; &quot;//time limit needs testing&quot;; &quot;&quot;))" office:value-type="string" office:string-value="&quot;1-2&quot;: { &quot;id&quot;: 0x1, &quot;name&quot;: &quot;Underground Overground&quot;, &quot;timeLimit&quot;: 41 }," calcext:value-type="string">
            <text:p>"1-2": { "id": 0x1, "name": "Underground Overground", "timeLimit": 41 },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Shoutin’ Lava Lava Lav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4];&quot;&quot;&quot;: { &quot;&quot;id&quot;&quot;: &quot;; [.B4]; &quot;, &quot;&quot;name&quot;&quot;: &quot;&quot;&quot;; [.C4]; &quot;&quot;&quot;, &quot;&quot;timeLimit&quot;&quot;: &quot;; [.D4]; &quot; },&quot;; IF([.E4] = 0; &quot;//time limit needs testing&quot;; &quot;&quot;))" office:value-type="string" office:string-value="&quot;1-3&quot;: { &quot;id&quot;: 0x2, &quot;name&quot;: &quot;Shoutin’ Lava Lava Lava&quot;, &quot;timeLimit&quot;: 48 }," calcext:value-type="string">
            <text:p>"1-3": { "id": 0x2, "name": "Shoutin’ Lava Lava Lava", "timeLimit": 48 },</text:p>
          </table:table-cell>
        </table:table-row>
        <table:table-row table:style-name="ro1">
          <table:table-cell office:value-type="string" calcext:value-type="string">
            <text:p>1-B1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Lair of the Fee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5];&quot;&quot;&quot;: { &quot;&quot;id&quot;&quot;: &quot;; [.B5]; &quot;, &quot;&quot;name&quot;&quot;: &quot;&quot;&quot;; [.C5]; &quot;&quot;&quot;, &quot;&quot;timeLimit&quot;&quot;: &quot;; [.D5]; &quot; },&quot;; IF([.E5] = 0; &quot;//time limit needs testing&quot;; &quot;&quot;))" office:value-type="string" office:string-value="&quot;1-B1&quot;: { &quot;id&quot;: 0x3, &quot;name&quot;: &quot;Lair of the Feeble&quot;, &quot;timeLimit&quot;: 0 }," calcext:value-type="string">
            <text:p>"1-B1": { "id": 0x3, "name": "Lair of the Feeble", "timeLimit": 0 },</text:p>
          </table:table-cell>
        </table:table-row>
        <table:table-row table:style-name="ro1">
          <table:table-cell office:value-type="string" calcext:value-type="string">
            <text:p>1-S1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The Curvy Caverns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6];&quot;&quot;&quot;: { &quot;&quot;id&quot;&quot;: &quot;; [.B6]; &quot;, &quot;&quot;name&quot;&quot;: &quot;&quot;&quot;; [.C6]; &quot;&quot;&quot;, &quot;&quot;timeLimit&quot;&quot;: &quot;; [.D6]; &quot; },&quot;; IF([.E6] = 0; &quot;//time limit needs testing&quot;; &quot;&quot;))" office:value-type="string" office:string-value="&quot;1-S1&quot;: { &quot;id&quot;: 0x4, &quot;name&quot;: &quot;The Curvy Caverns&quot;, &quot;timeLimit&quot;: 85 }," calcext:value-type="string">
            <text:p>"1-S1": { "id": 0x4, "name": "The Curvy Caverns", "timeLimit": 85 },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The Tumbling Dantini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7];&quot;&quot;&quot;: { &quot;&quot;id&quot;&quot;: &quot;; [.B7]; &quot;, &quot;&quot;name&quot;&quot;: &quot;&quot;&quot;; [.C7]; &quot;&quot;&quot;, &quot;&quot;timeLimit&quot;&quot;: &quot;; [.D7]; &quot; },&quot;; IF([.E7] = 0; &quot;//time limit needs testing&quot;; &quot;&quot;))" office:value-type="string" office:string-value="&quot;1-4&quot;: { &quot;id&quot;: 0x5, &quot;name&quot;: &quot;The Tumbling Dantini&quot;, &quot;timeLimit&quot;: 52 }," calcext:value-type="string">
            <text:p>"1-4": { "id": 0x5, "name": "The Tumbling Dantini", "timeLimit": 52 },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Cave Fea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8];&quot;&quot;&quot;: { &quot;&quot;id&quot;&quot;: &quot;; [.B8]; &quot;, &quot;&quot;name&quot;&quot;: &quot;&quot;&quot;; [.C8]; &quot;&quot;&quot;, &quot;&quot;timeLimit&quot;&quot;: &quot;; [.D8]; &quot; },&quot;; IF([.E8] = 0; &quot;//time limit needs testing&quot;; &quot;&quot;))" office:value-type="string" office:string-value="&quot;1-5&quot;: { &quot;id&quot;: 0x6, &quot;name&quot;: &quot;Cave Fear&quot;, &quot;timeLimit&quot;: 48 }," calcext:value-type="string">
            <text:p>"1-5": { "id": 0x6, "name": "Cave Fear", "timeLimit": 48 },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Darkness Descends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9];&quot;&quot;&quot;: { &quot;&quot;id&quot;&quot;: &quot;; [.B9]; &quot;, &quot;&quot;name&quot;&quot;: &quot;&quot;&quot;; [.C9]; &quot;&quot;&quot;, &quot;&quot;timeLimit&quot;&quot;: &quot;; [.D9]; &quot; },&quot;; IF([.E9] = 0; &quot;//time limit needs testing&quot;; &quot;&quot;))" office:value-type="string" office:string-value="&quot;1-6&quot;: { &quot;id&quot;: 0x7, &quot;name&quot;: &quot;Darkness Descends&quot;, &quot;timeLimit&quot;: 65 }," calcext:value-type="string">
            <text:p>"1-6": { "id": 0x7, "name": "Darkness Descends", "timeLimit": 65 },</text:p>
          </table:table-cell>
        </table:table-row>
        <table:table-row table:style-name="ro1">
          <table:table-cell office:value-type="string" calcext:value-type="string">
            <text:p>1-B2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Fight Night with Flib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0];&quot;&quot;&quot;: { &quot;&quot;id&quot;&quot;: &quot;; [.B10]; &quot;, &quot;&quot;name&quot;&quot;: &quot;&quot;&quot;; [.C10]; &quot;&quot;&quot;, &quot;&quot;timeLimit&quot;&quot;: &quot;; [.D10]; &quot; },&quot;; IF([.E10] = 0; &quot;//time limit needs testing&quot;; &quot;&quot;))" office:value-type="string" office:string-value="&quot;1-B2&quot;: { &quot;id&quot;: 0x8, &quot;name&quot;: &quot;Fight Night with Flibby&quot;, &quot;timeLimit&quot;: 0 }," calcext:value-type="string">
            <text:p>"1-B2": { "id": 0x8, "name": "Fight Night with Flibby", "timeLimit": 0 },</text:p>
          </table:table-cell>
        </table:table-row>
        <table:table-row table:style-name="ro1">
          <table:table-cell office:value-type="string" calcext:value-type="string">
            <text:p>1-S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The Twisty Tunnels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1];&quot;&quot;&quot;: { &quot;&quot;id&quot;&quot;: &quot;; [.B11]; &quot;, &quot;&quot;name&quot;&quot;: &quot;&quot;&quot;; [.C11]; &quot;&quot;&quot;, &quot;&quot;timeLimit&quot;&quot;: &quot;; [.D11]; &quot; },&quot;; IF([.E11] = 0; &quot;//time limit needs testing&quot;; &quot;&quot;))" office:value-type="string" office:string-value="&quot;1-S2&quot;: { &quot;id&quot;: 0x9, &quot;name&quot;: &quot;The Twisty Tunnels&quot;, &quot;timeLimit&quot;: 65 }," calcext:value-type="string">
            <text:p>"1-S2": { "id": 0x9, "name": "The Twisty Tunnels", "timeLimit": 65 },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The Ice of Life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2];&quot;&quot;&quot;: { &quot;&quot;id&quot;&quot;: &quot;; [.B12]; &quot;, &quot;&quot;name&quot;&quot;: &quot;&quot;&quot;; [.C12]; &quot;&quot;&quot;, &quot;&quot;timeLimit&quot;&quot;: &quot;; [.D12]; &quot; },&quot;; IF([.E12] = 0; &quot;//time limit needs testing&quot;; &quot;&quot;))" office:value-type="string" office:string-value="&quot;2-1&quot;: { &quot;id&quot;: 0xa, &quot;name&quot;: &quot;The Ice of Life&quot;, &quot;timeLimit&quot;: 66 }," calcext:value-type="string">
            <text:p>"2-1": { "id": 0xa, "name": "The Ice of Life", "timeLimit": 66 },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Be Wheely Carefu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3];&quot;&quot;&quot;: { &quot;&quot;id&quot;&quot;: &quot;; [.B13]; &quot;, &quot;&quot;name&quot;&quot;: &quot;&quot;&quot;; [.C13]; &quot;&quot;&quot;, &quot;&quot;timeLimit&quot;&quot;: &quot;; [.D13]; &quot; },&quot;; IF([.E13] = 0; &quot;//time limit needs testing&quot;; &quot;&quot;))" office:value-type="string" office:string-value="&quot;2-2&quot;: { &quot;id&quot;: 0xb, &quot;name&quot;: &quot;Be Wheely Careful&quot;, &quot;timeLimit&quot;: 83 },//time limit needs testing" calcext:value-type="string">
            <text:p>"2-2": { "id": 0xb, "name": "Be Wheely Careful", "timeLimit": 83 },//time limit needs testing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Riot Brrrrr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4];&quot;&quot;&quot;: { &quot;&quot;id&quot;&quot;: &quot;; [.B14]; &quot;, &quot;&quot;name&quot;&quot;: &quot;&quot;&quot;; [.C14]; &quot;&quot;&quot;, &quot;&quot;timeLimit&quot;&quot;: &quot;; [.D14]; &quot; },&quot;; IF([.E14] = 0; &quot;//time limit needs testing&quot;; &quot;&quot;))" office:value-type="string" office:string-value="&quot;2-3&quot;: { &quot;id&quot;: 0xc, &quot;name&quot;: &quot;Riot Brrrrr&quot;, &quot;timeLimit&quot;: 92 },//time limit needs testing" calcext:value-type="string">
            <text:p>"2-3": { "id": 0xc, "name": "Riot Brrrrr", "timeLimit": 92 },//time limit needs testing</text:p>
          </table:table-cell>
        </table:table-row>
        <table:table-row table:style-name="ro1">
          <table:table-cell office:value-type="string" calcext:value-type="string">
            <text:p>2-B1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Chumly’s Snow D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5];&quot;&quot;&quot;: { &quot;&quot;id&quot;&quot;: &quot;; [.B15]; &quot;, &quot;&quot;name&quot;&quot;: &quot;&quot;&quot;; [.C15]; &quot;&quot;&quot;, &quot;&quot;timeLimit&quot;&quot;: &quot;; [.D15]; &quot; },&quot;; IF([.E15] = 0; &quot;//time limit needs testing&quot;; &quot;&quot;))" office:value-type="string" office:string-value="&quot;2-B1&quot;: { &quot;id&quot;: 0xd, &quot;name&quot;: &quot;Chumly’s Snow Den&quot;, &quot;timeLimit&quot;: 0 }," calcext:value-type="string">
            <text:p>"2-B1": { "id": 0xd, "name": "Chumly’s Snow Den", "timeLimit": 0 },</text:p>
          </table:table-cell>
        </table:table-row>
        <table:table-row table:style-name="ro1">
          <table:table-cell office:value-type="string" calcext:value-type="string">
            <text:p>2-S1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Clouds of Ic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6];&quot;&quot;&quot;: { &quot;&quot;id&quot;&quot;: &quot;; [.B16]; &quot;, &quot;&quot;name&quot;&quot;: &quot;&quot;&quot;; [.C16]; &quot;&quot;&quot;, &quot;&quot;timeLimit&quot;&quot;: &quot;; [.D16]; &quot; },&quot;; IF([.E16] = 0; &quot;//time limit needs testing&quot;; &quot;&quot;))" office:value-type="string" office:string-value="&quot;2-S1&quot;: { &quot;id&quot;: 0xe, &quot;name&quot;: &quot;Clouds of Ice&quot;, &quot;timeLimit&quot;: 0 },//time limit needs testing" calcext:value-type="string">
            <text:p>"2-S1": { "id": 0xe, "name": "Clouds of Ice", "timeLimit": 0 },//time limit needs testing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I Snow Him So We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7];&quot;&quot;&quot;: { &quot;&quot;id&quot;&quot;: &quot;; [.B17]; &quot;, &quot;&quot;name&quot;&quot;: &quot;&quot;&quot;; [.C17]; &quot;&quot;&quot;, &quot;&quot;timeLimit&quot;&quot;: &quot;; [.D17]; &quot; },&quot;; IF([.E17] = 0; &quot;//time limit needs testing&quot;; &quot;&quot;))" office:value-type="string" office:string-value="&quot;2-4&quot;: { &quot;id&quot;: 0xf, &quot;name&quot;: &quot;I Snow Him So Well&quot;, &quot;timeLimit&quot;: 0 },//time limit needs testing" calcext:value-type="string">
            <text:p>"2-4": { "id": 0xf, "name": "I Snow Him So Well", "timeLimit": 0 },//time limit needs testing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ay No Sn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8];&quot;&quot;&quot;: { &quot;&quot;id&quot;&quot;: &quot;; [.B18]; &quot;, &quot;&quot;name&quot;&quot;: &quot;&quot;&quot;; [.C18]; &quot;&quot;&quot;, &quot;&quot;timeLimit&quot;&quot;: &quot;; [.D18]; &quot; },&quot;; IF([.E18] = 0; &quot;//time limit needs testing&quot;; &quot;&quot;))" office:value-type="string" office:string-value="&quot;2-5&quot;: { &quot;id&quot;: 0x10, &quot;name&quot;: &quot;Say No Snow&quot;, &quot;timeLimit&quot;: 0 },//time limit needs testing" calcext:value-type="string">
            <text:p>"2-5": { "id": 0x10, "name": "Say No Snow", "timeLimit": 0 },//time limit needs testing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License to Chi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9];&quot;&quot;&quot;: { &quot;&quot;id&quot;&quot;: &quot;; [.B19]; &quot;, &quot;&quot;name&quot;&quot;: &quot;&quot;&quot;; [.C19]; &quot;&quot;&quot;, &quot;&quot;timeLimit&quot;&quot;: &quot;; [.D19]; &quot; },&quot;; IF([.E19] = 0; &quot;//time limit needs testing&quot;; &quot;&quot;))" office:value-type="string" office:string-value="&quot;2-6&quot;: { &quot;id&quot;: 0x11, &quot;name&quot;: &quot;License to Chill&quot;, &quot;timeLimit&quot;: 0 },//time limit needs testing" calcext:value-type="string">
            <text:p>"2-6": { "id": 0x11, "name": "License to Chill", "timeLimit": 0 },//time limit needs testing</text:p>
          </table:table-cell>
        </table:table-row>
        <table:table-row table:style-name="ro1">
          <table:table-cell office:value-type="string" calcext:value-type="string">
            <text:p>2-B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Demon Itsy’s Ice Pal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0];&quot;&quot;&quot;: { &quot;&quot;id&quot;&quot;: &quot;; [.B20]; &quot;, &quot;&quot;name&quot;&quot;: &quot;&quot;&quot;; [.C20]; &quot;&quot;&quot;, &quot;&quot;timeLimit&quot;&quot;: &quot;; [.D20]; &quot; },&quot;; IF([.E20] = 0; &quot;//time limit needs testing&quot;; &quot;&quot;))" office:value-type="string" office:string-value="&quot;2-B2&quot;: { &quot;id&quot;: 0x12, &quot;name&quot;: &quot;Demon Itsy’s Ice Palace&quot;, &quot;timeLimit&quot;: 0 }," calcext:value-type="string">
            <text:p>"2-B2": { "id": 0x12, "name": "Demon Itsy’s Ice Palace", "timeLimit": 0 },</text:p>
          </table:table-cell>
        </table:table-row>
        <table:table-row table:style-name="ro1">
          <table:table-cell office:value-type="string" calcext:value-type="string">
            <text:p>2-S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ce Bridge to Eternit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1];&quot;&quot;&quot;: { &quot;&quot;id&quot;&quot;: &quot;; [.B21]; &quot;, &quot;&quot;name&quot;&quot;: &quot;&quot;&quot;; [.C21]; &quot;&quot;&quot;, &quot;&quot;timeLimit&quot;&quot;: &quot;; [.D21]; &quot; },&quot;; IF([.E21] = 0; &quot;//time limit needs testing&quot;; &quot;&quot;))" office:value-type="string" office:string-value="&quot;2-S2&quot;: { &quot;id&quot;: 0x13, &quot;name&quot;: &quot;Ice Bridge to Eternity&quot;, &quot;timeLimit&quot;: 0 },//time limit needs testing" calcext:value-type="string">
            <text:p>"2-S2": { "id": 0x13, "name": "Ice Bridge to Eternity", "timeLimit": 0 },//time limit needs testing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Lights, Camel, Action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2];&quot;&quot;&quot;: { &quot;&quot;id&quot;&quot;: &quot;; [.B22]; &quot;, &quot;&quot;name&quot;&quot;: &quot;&quot;&quot;; [.C22]; &quot;&quot;&quot;, &quot;&quot;timeLimit&quot;&quot;: &quot;; [.D22]; &quot; },&quot;; IF([.E22] = 0; &quot;//time limit needs testing&quot;; &quot;&quot;))" office:value-type="string" office:string-value="&quot;3-1&quot;: { &quot;id&quot;: 0x14, &quot;name&quot;: &quot;Lights, Camel, Action!&quot;, &quot;timeLimit&quot;: 0 },//time limit needs testing" calcext:value-type="string">
            <text:p>"3-1": { "id": 0x14, "name": "Lights, Camel, Action!", "timeLimit": 0 },//time limit needs testing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Mud Pit Mani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3];&quot;&quot;&quot;: { &quot;&quot;id&quot;&quot;: &quot;; [.B23]; &quot;, &quot;&quot;name&quot;&quot;: &quot;&quot;&quot;; [.C23]; &quot;&quot;&quot;, &quot;&quot;timeLimit&quot;&quot;: &quot;; [.D23]; &quot; },&quot;; IF([.E23] = 0; &quot;//time limit needs testing&quot;; &quot;&quot;))" office:value-type="string" office:string-value="&quot;3-2&quot;: { &quot;id&quot;: 0x15, &quot;name&quot;: &quot;Mud Pit Mania&quot;, &quot;timeLimit&quot;: 0 },//time limit needs testing" calcext:value-type="string">
            <text:p>"3-2": { "id": 0x15, "name": "Mud Pit Mania", "timeLimit": 0 },//time limit needs testing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Goin’ Undergroun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4];&quot;&quot;&quot;: { &quot;&quot;id&quot;&quot;: &quot;; [.B24]; &quot;, &quot;&quot;name&quot;&quot;: &quot;&quot;&quot;; [.C24]; &quot;&quot;&quot;, &quot;&quot;timeLimit&quot;&quot;: &quot;; [.D24]; &quot; },&quot;; IF([.E24] = 0; &quot;//time limit needs testing&quot;; &quot;&quot;))" office:value-type="string" office:string-value="&quot;3-3&quot;: { &quot;id&quot;: 0x16, &quot;name&quot;: &quot;Goin’ Underground&quot;, &quot;timeLimit&quot;: 0 },//time limit needs testing" calcext:value-type="string">
            <text:p>"3-3": { "id": 0x16, "name": "Goin’ Underground", "timeLimit": 0 },//time limit needs testing</text:p>
          </table:table-cell>
        </table:table-row>
        <table:table-row table:style-name="ro1">
          <table:table-cell office:value-type="string" calcext:value-type="string">
            <text:p>3-B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The Deadly Tank of Nept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5];&quot;&quot;&quot;: { &quot;&quot;id&quot;&quot;: &quot;; [.B25]; &quot;, &quot;&quot;name&quot;&quot;: &quot;&quot;&quot;; [.C25]; &quot;&quot;&quot;, &quot;&quot;timeLimit&quot;&quot;: &quot;; [.D25]; &quot; },&quot;; IF([.E25] = 0; &quot;//time limit needs testing&quot;; &quot;&quot;))" office:value-type="string" office:string-value="&quot;3-B1&quot;: { &quot;id&quot;: 0x17, &quot;name&quot;: &quot;The Deadly Tank of Neptuna&quot;, &quot;timeLimit&quot;: 0 }," calcext:value-type="string">
            <text:p>"3-B1": { "id": 0x17, "name": "The Deadly Tank of Neptuna", "timeLimit": 0 },</text:p>
          </table:table-cell>
        </table:table-row>
        <table:table-row table:style-name="ro1">
          <table:table-cell office:value-type="string" calcext:value-type="string">
            <text:p>3-S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Arabian Height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6];&quot;&quot;&quot;: { &quot;&quot;id&quot;&quot;: &quot;; [.B26]; &quot;, &quot;&quot;name&quot;&quot;: &quot;&quot;&quot;; [.C26]; &quot;&quot;&quot;, &quot;&quot;timeLimit&quot;&quot;: &quot;; [.D26]; &quot; },&quot;; IF([.E26] = 0; &quot;//time limit needs testing&quot;; &quot;&quot;))" office:value-type="string" office:string-value="&quot;3-S1&quot;: { &quot;id&quot;: 0x18, &quot;name&quot;: &quot;Arabian Heights&quot;, &quot;timeLimit&quot;: 0 },//time limit needs testing" calcext:value-type="string">
            <text:p>"3-S1": { "id": 0x18, "name": "Arabian Heights", "timeLimit": 0 },//time limit needs testing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Sand and Freedo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7];&quot;&quot;&quot;: { &quot;&quot;id&quot;&quot;: &quot;; [.B27]; &quot;, &quot;&quot;name&quot;&quot;: &quot;&quot;&quot;; [.C27]; &quot;&quot;&quot;, &quot;&quot;timeLimit&quot;&quot;: &quot;; [.D27]; &quot; },&quot;; IF([.E27] = 0; &quot;//time limit needs testing&quot;; &quot;&quot;))" office:value-type="string" office:string-value="&quot;3-4&quot;: { &quot;id&quot;: 0x19, &quot;name&quot;: &quot;Sand and Freedom&quot;, &quot;timeLimit&quot;: 0 },//time limit needs testing" calcext:value-type="string">
            <text:p>"3-4": { "id": 0x19, "name": "Sand and Freedom", "timeLimit": 0 },//time limit needs testing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Leap of Faith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8];&quot;&quot;&quot;: { &quot;&quot;id&quot;&quot;: &quot;; [.B28]; &quot;, &quot;&quot;name&quot;&quot;: &quot;&quot;&quot;; [.C28]; &quot;&quot;&quot;, &quot;&quot;timeLimit&quot;&quot;: &quot;; [.D28]; &quot; },&quot;; IF([.E28] = 0; &quot;//time limit needs testing&quot;; &quot;&quot;))" office:value-type="string" office:string-value="&quot;3-5&quot;: { &quot;id&quot;: 0x1a, &quot;name&quot;: &quot;Leap of Faith&quot;, &quot;timeLimit&quot;: 0 },//time limit needs testing" calcext:value-type="string">
            <text:p>"3-5": { "id": 0x1a, "name": "Leap of Faith", "timeLimit": 0 },//time limit needs testing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Life’s a Beach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9];&quot;&quot;&quot;: { &quot;&quot;id&quot;&quot;: &quot;; [.B29]; &quot;, &quot;&quot;name&quot;&quot;: &quot;&quot;&quot;; [.C29]; &quot;&quot;&quot;, &quot;&quot;timeLimit&quot;&quot;: &quot;; [.D29]; &quot; },&quot;; IF([.E29] = 0; &quot;//time limit needs testing&quot;; &quot;&quot;))" office:value-type="string" office:string-value="&quot;3-6&quot;: { &quot;id&quot;: 0x1b, &quot;name&quot;: &quot;Life’s a Beach&quot;, &quot;timeLimit&quot;: 0 },//time limit needs testing" calcext:value-type="string">
            <text:p>"3-6": { "id": 0x1b, "name": "Life’s a Beach", "timeLimit": 0 },//time limit needs testing</text:p>
          </table:table-cell>
        </table:table-row>
        <table:table-row table:style-name="ro1">
          <table:table-cell office:value-type="string" calcext:value-type="string">
            <text:p>3-B2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Cactus Jack’s Ra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0];&quot;&quot;&quot;: { &quot;&quot;id&quot;&quot;: &quot;; [.B30]; &quot;, &quot;&quot;name&quot;&quot;: &quot;&quot;&quot;; [.C30]; &quot;&quot;&quot;, &quot;&quot;timeLimit&quot;&quot;: &quot;; [.D30]; &quot; },&quot;; IF([.E30] = 0; &quot;//time limit needs testing&quot;; &quot;&quot;))" office:value-type="string" office:string-value="&quot;3-B2&quot;: { &quot;id&quot;: 0x1c, &quot;name&quot;: &quot;Cactus Jack’s Ranch&quot;, &quot;timeLimit&quot;: 0 }," calcext:value-type="string">
            <text:p>"3-B2": { "id": 0x1c, "name": "Cactus Jack’s Ranch", "timeLimit": 0 },</text:p>
          </table:table-cell>
        </table:table-row>
        <table:table-row table:style-name="ro1">
          <table:table-cell office:value-type="string" calcext:value-type="string">
            <text:p>3-S2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Defeato Burrit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1];&quot;&quot;&quot;: { &quot;&quot;id&quot;&quot;: &quot;; [.B31]; &quot;, &quot;&quot;name&quot;&quot;: &quot;&quot;&quot;; [.C31]; &quot;&quot;&quot;, &quot;&quot;timeLimit&quot;&quot;: &quot;; [.D31]; &quot; },&quot;; IF([.E31] = 0; &quot;//time limit needs testing&quot;; &quot;&quot;))" office:value-type="string" office:string-value="&quot;3-S2&quot;: { &quot;id&quot;: 0x1d, &quot;name&quot;: &quot;Defeato Burrito&quot;, &quot;timeLimit&quot;: 0 },//time limit needs testing" calcext:value-type="string">
            <text:p>"3-S2": { "id": 0x1d, "name": "Defeato Burrito", "timeLimit": 0 },//time limit needs testing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The Tower of Pow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2];&quot;&quot;&quot;: { &quot;&quot;id&quot;&quot;: &quot;; [.B32]; &quot;, &quot;&quot;name&quot;&quot;: &quot;&quot;&quot;; [.C32]; &quot;&quot;&quot;, &quot;&quot;timeLimit&quot;&quot;: &quot;; [.D32]; &quot; },&quot;; IF([.E32] = 0; &quot;//time limit needs testing&quot;; &quot;&quot;))" office:value-type="string" office:string-value="&quot;4-1&quot;: { &quot;id&quot;: 0x1e, &quot;name&quot;: &quot;The Tower of Power&quot;, &quot;timeLimit&quot;: 0 },//time limit needs testing" calcext:value-type="string">
            <text:p>"4-1": { "id": 0x1e, "name": "The Tower of Power", "timeLimit": 0 },//time limit needs testing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Hassle in the Cast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3];&quot;&quot;&quot;: { &quot;&quot;id&quot;&quot;: &quot;; [.B33]; &quot;, &quot;&quot;name&quot;&quot;: &quot;&quot;&quot;; [.C33]; &quot;&quot;&quot;, &quot;&quot;timeLimit&quot;&quot;: &quot;; [.D33]; &quot; },&quot;; IF([.E33] = 0; &quot;//time limit needs testing&quot;; &quot;&quot;))" office:value-type="string" office:string-value="&quot;4-2&quot;: { &quot;id&quot;: 0x1f, &quot;name&quot;: &quot;Hassle in the Castle&quot;, &quot;timeLimit&quot;: 0 },//time limit needs testing" calcext:value-type="string">
            <text:p>"4-2": { "id": 0x1f, "name": "Hassle in the Castle", "timeLimit": 0 },//time limit needs testing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ungeon of Defrigh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4];&quot;&quot;&quot;: { &quot;&quot;id&quot;&quot;: &quot;; [.B34]; &quot;, &quot;&quot;name&quot;&quot;: &quot;&quot;&quot;; [.C34]; &quot;&quot;&quot;, &quot;&quot;timeLimit&quot;&quot;: &quot;; [.D34]; &quot; },&quot;; IF([.E34] = 0; &quot;//time limit needs testing&quot;; &quot;&quot;))" office:value-type="string" office:string-value="&quot;4-3&quot;: { &quot;id&quot;: 0x20, &quot;name&quot;: &quot;Dungeon of Defright&quot;, &quot;timeLimit&quot;: 0 },//time limit needs testing" calcext:value-type="string">
            <text:p>"4-3": { "id": 0x20, "name": "Dungeon of Defright", "timeLimit": 0 },//time limit needs testing</text:p>
          </table:table-cell>
        </table:table-row>
        <table:table-row table:style-name="ro1">
          <table:table-cell office:value-type="string" calcext:value-type="string">
            <text:p>4-B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Fosley’s Freaky Don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5];&quot;&quot;&quot;: { &quot;&quot;id&quot;&quot;: &quot;; [.B35]; &quot;, &quot;&quot;name&quot;&quot;: &quot;&quot;&quot;; [.C35]; &quot;&quot;&quot;, &quot;&quot;timeLimit&quot;&quot;: &quot;; [.D35]; &quot; },&quot;; IF([.E35] = 0; &quot;//time limit needs testing&quot;; &quot;&quot;))" office:value-type="string" office:string-value="&quot;4-B1&quot;: { &quot;id&quot;: 0x21, &quot;name&quot;: &quot;Fosley’s Freaky Donut&quot;, &quot;timeLimit&quot;: 0 }," calcext:value-type="string">
            <text:p>"4-B1": { "id": 0x21, "name": "Fosley’s Freaky Donut", "timeLimit": 0 },</text:p>
          </table:table-cell>
        </table:table-row>
        <table:table-row table:style-name="ro1">
          <table:table-cell office:value-type="string" calcext:value-type="string">
            <text:p>4-S1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mash and Se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6];&quot;&quot;&quot;: { &quot;&quot;id&quot;&quot;: &quot;; [.B36]; &quot;, &quot;&quot;name&quot;&quot;: &quot;&quot;&quot;; [.C36]; &quot;&quot;&quot;, &quot;&quot;timeLimit&quot;&quot;: &quot;; [.D36]; &quot; },&quot;; IF([.E36] = 0; &quot;//time limit needs testing&quot;; &quot;&quot;))" office:value-type="string" office:string-value="&quot;4-S1&quot;: { &quot;id&quot;: 0x22, &quot;name&quot;: &quot;Smash and See&quot;, &quot;timeLimit&quot;: 0 },//time limit needs testing" calcext:value-type="string">
            <text:p>"4-S1": { "id": 0x22, "name": "Smash and See", "timeLimit": 0 },//time limit needs testing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Ballistic Meg’s Fairwa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7];&quot;&quot;&quot;: { &quot;&quot;id&quot;&quot;: &quot;; [.B37]; &quot;, &quot;&quot;name&quot;&quot;: &quot;&quot;&quot;; [.C37]; &quot;&quot;&quot;, &quot;&quot;timeLimit&quot;&quot;: &quot;; [.D37]; &quot; },&quot;; IF([.E37] = 0; &quot;//time limit needs testing&quot;; &quot;&quot;))" office:value-type="string" office:string-value="&quot;4-4&quot;: { &quot;id&quot;: 0x23, &quot;name&quot;: &quot;Ballistic Meg’s Fairway&quot;, &quot;timeLimit&quot;: 0 },//time limit needs testing" calcext:value-type="string">
            <text:p>"4-4": { "id": 0x23, "name": "Ballistic Meg’s Fairway", "timeLimit": 0 },//time limit needs testing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Swipe Swiftly’s Wicked Rid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8];&quot;&quot;&quot;: { &quot;&quot;id&quot;&quot;: &quot;; [.B38]; &quot;, &quot;&quot;name&quot;&quot;: &quot;&quot;&quot;; [.C38]; &quot;&quot;&quot;, &quot;&quot;timeLimit&quot;&quot;: &quot;; [.D38]; &quot; },&quot;; IF([.E38] = 0; &quot;//time limit needs testing&quot;; &quot;&quot;))" office:value-type="string" office:string-value="&quot;4-5&quot;: { &quot;id&quot;: 0x24, &quot;name&quot;: &quot;Swipe Swiftly’s Wicked Ride&quot;, &quot;timeLimit&quot;: 0 },//time limit needs testing" calcext:value-type="string">
            <text:p>"4-5": { "id": 0x24, "name": "Swipe Swiftly’s Wicked Ride", "timeLimit": 0 },//time limit needs testing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Panic and Platform Pete’s Lai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9];&quot;&quot;&quot;: { &quot;&quot;id&quot;&quot;: &quot;; [.B39]; &quot;, &quot;&quot;name&quot;&quot;: &quot;&quot;&quot;; [.C39]; &quot;&quot;&quot;, &quot;&quot;timeLimit&quot;&quot;: &quot;; [.D39]; &quot; },&quot;; IF([.E39] = 0; &quot;//time limit needs testing&quot;; &quot;&quot;))" office:value-type="string" office:string-value="&quot;4-6&quot;: { &quot;id&quot;: 0x25, &quot;name&quot;: &quot;Panic and Platform Pete’s Lair&quot;, &quot;timeLimit&quot;: 0 },//time limit needs testing" calcext:value-type="string">
            <text:p>"4-6": { "id": 0x25, "name": "Panic and Platform Pete’s Lair", "timeLimit": 0 },//time limit needs testing</text:p>
          </table:table-cell>
        </table:table-row>
        <table:table-row table:style-name="ro1">
          <table:table-cell office:value-type="string" calcext:value-type="string">
            <text:p>4-B2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Baron Dante’s Funky Infer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40];&quot;&quot;&quot;: { &quot;&quot;id&quot;&quot;: &quot;; [.B40]; &quot;, &quot;&quot;name&quot;&quot;: &quot;&quot;&quot;; [.C40]; &quot;&quot;&quot;, &quot;&quot;timeLimit&quot;&quot;: &quot;; [.D40]; &quot; },&quot;; IF([.E40] = 0; &quot;//time limit needs testing&quot;; &quot;&quot;))" office:value-type="string" office:string-value="&quot;4-B2&quot;: { &quot;id&quot;: 0x26, &quot;name&quot;: &quot;Baron Dante’s Funky Inferno&quot;, &quot;timeLimit&quot;: 0 }," calcext:value-type="string">
            <text:p>"4-B2": { "id": 0x26, "name": "Baron Dante’s Funky Inferno", "timeLimit": 0 },</text:p>
          </table:table-cell>
        </table:table-row>
        <table:table-row table:style-name="ro1">
          <table:table-cell office:value-type="string" calcext:value-type="string">
            <text:p>4-S2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Jailhouse Cr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1];&quot;&quot;&quot;: { &quot;&quot;id&quot;&quot;: &quot;; [.B41]; &quot;, &quot;&quot;name&quot;&quot;: &quot;&quot;&quot;; [.C41]; &quot;&quot;&quot;, &quot;&quot;timeLimit&quot;&quot;: &quot;; [.D41]; &quot; },&quot;; IF([.E41] = 0; &quot;//time limit needs testing&quot;; &quot;&quot;))" office:value-type="string" office:string-value="&quot;4-S2&quot;: { &quot;id&quot;: 0x27, &quot;name&quot;: &quot;Jailhouse Croc&quot;, &quot;timeLimit&quot;: 0 },//time limit needs testing" calcext:value-type="string">
            <text:p>"4-S2": { "id": 0x27, "name": "Jailhouse Croc", "timeLimit": 0 },//time limit needs testing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And So the Adventure Return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2];&quot;&quot;&quot;: { &quot;&quot;id&quot;&quot;: &quot;; [.B42]; &quot;, &quot;&quot;name&quot;&quot;: &quot;&quot;&quot;; [.C42]; &quot;&quot;&quot;, &quot;&quot;timeLimit&quot;&quot;: &quot;; [.D42]; &quot; },&quot;; IF([.E42] = 0; &quot;//time limit needs testing&quot;; &quot;&quot;))" office:value-type="string" office:string-value="&quot;5-1&quot;: { &quot;id&quot;: 0x28, &quot;name&quot;: &quot;And So the Adventure Returns&quot;, &quot;timeLimit&quot;: 0 },//time limit needs testing" calcext:value-type="string">
            <text:p>"5-1": { "id": 0x28, "name": "And So the Adventure Returns", "timeLimit": 0 },//time limit needs testing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Diet Brrrr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3];&quot;&quot;&quot;: { &quot;&quot;id&quot;&quot;: &quot;; [.B43]; &quot;, &quot;&quot;name&quot;&quot;: &quot;&quot;&quot;; [.C43]; &quot;&quot;&quot;, &quot;&quot;timeLimit&quot;&quot;: &quot;; [.D43]; &quot; },&quot;; IF([.E43] = 0; &quot;//time limit needs testing&quot;; &quot;&quot;))" office:value-type="string" office:string-value="&quot;5-2&quot;: { &quot;id&quot;: 0x29, &quot;name&quot;: &quot;Diet Brrrrr&quot;, &quot;timeLimit&quot;: 0 },//time limit needs testing" calcext:value-type="string">
            <text:p>"5-2": { "id": 0x29, "name": "Diet Brrrrr", "timeLimit": 0 },//time limit needs testing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Trial on the Ni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4];&quot;&quot;&quot;: { &quot;&quot;id&quot;&quot;: &quot;; [.B44]; &quot;, &quot;&quot;name&quot;&quot;: &quot;&quot;&quot;; [.C44]; &quot;&quot;&quot;, &quot;&quot;timeLimit&quot;&quot;: &quot;; [.D44]; &quot; },&quot;; IF([.E44] = 0; &quot;//time limit needs testing&quot;; &quot;&quot;))" office:value-type="string" office:string-value="&quot;5-3&quot;: { &quot;id&quot;: 0x2a, &quot;name&quot;: &quot;Trial on the Nile&quot;, &quot;timeLimit&quot;: 0 },//time limit needs testing" calcext:value-type="string">
            <text:p>"5-3": { "id": 0x2a, "name": "Trial on the Nile", "timeLimit": 0 },//time limit needs testing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Crox Interactiv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5];&quot;&quot;&quot;: { &quot;&quot;id&quot;&quot;: &quot;; [.B45]; &quot;, &quot;&quot;name&quot;&quot;: &quot;&quot;&quot;; [.C45]; &quot;&quot;&quot;, &quot;&quot;timeLimit&quot;&quot;: &quot;; [.D45]; &quot; },&quot;; IF([.E45] = 0; &quot;//time limit needs testing&quot;; &quot;&quot;))" office:value-type="string" office:string-value="&quot;5-4&quot;: { &quot;id&quot;: 0x2b, &quot;name&quot;: &quot;Crox Interactive&quot;, &quot;timeLimit&quot;: 0 },//time limit needs testing" calcext:value-type="string">
            <text:p>"5-4": { "id": 0x2b, "name": "Crox Interactive", "timeLimit": 0 },//time limit needs testing</text:p>
          </table:table-cell>
        </table:table-row>
        <table:table-row table:style-name="ro1">
          <table:table-cell office:value-type="string" calcext:value-type="string">
            <text:p>5-B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Secret Senti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46];&quot;&quot;&quot;: { &quot;&quot;id&quot;&quot;: &quot;; [.B46]; &quot;, &quot;&quot;name&quot;&quot;: &quot;&quot;&quot;; [.C46]; &quot;&quot;&quot;, &quot;&quot;timeLimit&quot;&quot;: &quot;; [.D46]; &quot; },&quot;; IF([.E46] = 0; &quot;//time limit needs testing&quot;; &quot;&quot;))" office:value-type="string" office:string-value="&quot;5-B&quot;: { &quot;id&quot;: 0x2c, &quot;name&quot;: &quot;Secret Sentinel&quot;, &quot;timeLimit&quot;: 0 }," calcext:value-type="string">
            <text:p>"5-B": { "id": 0x2c, "name": "Secret Sentinel", "timeLimit": 0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4:41:15.161000000</meta:creation-date>
    <dc:date>2020-03-08T23:58:51.157000000</dc:date>
    <meta:editing-duration>PT8H46M57S</meta:editing-duration>
    <meta:editing-cycles>10</meta:editing-cycles>
    <meta:generator>LibreOffice/6.3.4.2$Windows_X86_64 LibreOffice_project/60da17e045e08f1793c57c00ba83cdfce946d0aa</meta:generator>
    <meta:document-statistic meta:table-count="1" meta:cell-count="276" meta:object-count="0"/>
  </office:meta>
</office:document-meta>
</file>